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Droid Sans Mono" officeooo:rsid="00312265" officeooo:paragraph-rsid="00312265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Droid Sans Mono" officeooo:rsid="0034d94a" officeooo:paragraph-rsid="0034d94a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4d94a" officeooo:paragraph-rsid="0034d94a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587d7" officeooo:paragraph-rsid="003587d7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30be96" officeooo:paragraph-rsid="0030be96"/>
    </style:style>
    <style:style style:name="P7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Open Sans" fo:font-style="normal" fo:font-weight="normal" officeooo:rsid="001d934b" officeooo:paragraph-rsid="00337b27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Open Sans" officeooo:paragraph-rsid="0034d94a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37b27" officeooo:paragraph-rsid="00337b27" style:font-weight-asian="bold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2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19cd0a"/>
    </style:style>
    <style:style style:name="P13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 fo:font-weight="bold" officeooo:rsid="00337b27" style:font-weight-asian="bold" style:font-weight-complex="bold"/>
    </style:style>
    <style:style style:name="T4" style:family="text">
      <style:text-properties style:font-name="Open Sans" fo:font-weight="bold" officeooo:rsid="0034d94a" style:font-weight-asian="bold" style:font-weight-complex="bold"/>
    </style:style>
    <style:style style:name="T5" style:family="text">
      <style:text-properties style:font-name="Open Sans" officeooo:rsid="0031e5ca"/>
    </style:style>
    <style:style style:name="T6" style:family="text">
      <style:text-properties style:font-name="Open Sans" officeooo:rsid="00337b27"/>
    </style:style>
    <style:style style:name="T7" style:family="text">
      <style:text-properties style:font-name="Open Sans" officeooo:rsid="0034d94a"/>
    </style:style>
    <style:style style:name="T8" style:family="text">
      <style:text-properties officeooo:rsid="002a8d2f"/>
    </style:style>
    <style:style style:name="T9" style:family="text">
      <style:text-properties fo:font-weight="bold" officeooo:rsid="00337b27" style:font-weight-asian="bold" style:font-weight-complex="bold"/>
    </style:style>
    <style:style style:name="T10" style:family="text">
      <style:text-properties officeooo:rsid="00337b27"/>
    </style:style>
    <style:style style:name="T11" style:family="text">
      <style:text-properties fo:font-style="normal" fo:font-weight="normal" officeooo:rsid="00337b27" style:font-style-asian="normal" style:font-weight-asian="normal" style:font-style-complex="normal" style:font-weight-complex="normal"/>
    </style:style>
    <style:style style:name="T12" style:family="text">
      <style:text-properties officeooo:rsid="0034d9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dvertising Placement</text:p>
      <text:p text:style-name="P7">Time limit: 1 sec</text:p>
      <text:p text:style-name="P8"><text:span text:style-name="T10"><text:tab/>You are a marketing officer of a particular company planning to display ads on a long straight highway going from east to west. Along the highway, there are billboards available for ad display renting. Each billboard is numbered from 1 to </text:span><text:span text:style-name="T9">N</text:span><text:span text:style-name="T10"> along the road. </text:span><text:span text:style-name="T9"><text:s/></text:span><text:span text:style-name="T10">Each billboard reaches different number of customer. It depends on various factor such as size, position, etc. We let </text:span><text:span text:style-name="T9">c</text:span><text:span text:style-name="T10">[i] be the number of customer seeing the billboard numbered i and the total number of customer seeing your ads is the sum of customer seeing <text:s/>each billboard you rent. Naturally, you want your ads to reach as much customer as possible and you aim to rent all billboards. </text:span></text:p>
      <text:p text:style-name="P8"><text:span text:style-name="T10"><text:tab/>However, too much of good things is bad, customer seeing your ads again and again will get bored of your product. As a rule, you cannot rent two billboards that are adjacent to each other. The billboard numbered i is adjacent to billboard number i+1.</text:span></text:p>
      <text:p text:style-name="P8"><text:tab/><text:span text:style-name="T10">Given the number of customer seeing each billboard, determine the maximum total number of customers seeing your ads without breaking the above rule.</text:span></text:p>
      <text:h text:style-name="P11" text:outline-level="1">Input</text:h>
      <text:list xml:id="list496483914682897332" text:style-name="L1">
        <text:list-item>
          <text:p text:style-name="P6"><text:span text:style-name="T1">The first line of the input is the </text:span><text:span text:style-name="T6">number of billboards</text:span><text:span text:style-name="T1"> </text:span><text:span text:style-name="T2">N</text:span><text:span text:style-name="T1"> (1 &lt;= </text:span><text:span text:style-name="T2">N</text:span><text:span text:style-name="T1"> &lt;= 10,0</text:span><text:span text:style-name="T6">00</text:span><text:span text:style-name="T1">).</text:span></text:p>
        </text:list-item>
        <text:list-item>
          <text:p text:style-name="P6"><text:span text:style-name="T1">The second line of the input contains </text:span><text:span text:style-name="T2">N</text:span><text:span text:style-name="T1"> integers </text:span><text:span text:style-name="T5">describing</text:span><text:span text:style-name="T1"> </text:span><text:span text:style-name="T3">c</text:span><text:span text:style-name="T6">[i] </text:span><text:span text:style-name="T7">starting from </text:span><text:span text:style-name="T4">c</text:span><text:span text:style-name="T7">[1] to </text:span><text:span text:style-name="T4">c</text:span><text:span text:style-name="T7">[n] </text:span><text:span text:style-name="T6">(1 &lt;= c[i] &lt;= 1,000).</text:span></text:p>
        </text:list-item>
      </text:list>
      <text:h text:style-name="P12" text:outline-level="1">Output</text:h>
      <text:p text:style-name="P9"><text:tab/><text:span text:style-name="T8">The output must contain exactly one line giving the </text:span><text:span text:style-name="T11">maximum total number of customers seeing your ads without breaking the above rule.</text:span></text:p>
      <text:h text:style-name="P11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Output</text:p>
          </table:table-cell>
        </table:table-row>
        <table:table-row table:style-name="Table1.1">
          <table:table-cell table:style-name="Table1.A1" office:value-type="string">
            <text:p text:style-name="P3">3</text:p>
            <text:p text:style-name="P2">3 <text:span text:style-name="T12">4 2</text:span></text:p>
          </table:table-cell>
          <table:table-cell table:style-name="Table1.A1" office:value-type="string">
            <text:p text:style-name="P4">5</text:p>
          </table:table-cell>
        </table:table-row>
        <table:table-row table:style-name="Table1.1">
          <table:table-cell table:style-name="Table1.A3" office:value-type="string">
            <text:p text:style-name="P5">10</text:p>
            <text:p text:style-name="P5">48 1 3 95 2 1 3 44 22 2</text:p>
          </table:table-cell>
          <table:table-cell table:style-name="Table1.A3" office:value-type="string">
            <text:p text:style-name="P5">190</text:p>
          </table:table-cell>
        </table:table-row>
      </table:table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1T08:57:00.322275719</dc:date>
    <meta:editing-duration>PT59M47S</meta:editing-duration>
    <meta:editing-cycles>26</meta:editing-cycles>
    <meta:print-date>2014-09-09T23:50:22.741847462</meta:print-date>
    <meta:document-statistic meta:table-count="1" meta:image-count="0" meta:object-count="0" meta:page-count="1" meta:paragraph-count="19" meta:word-count="271" meta:character-count="1478" meta:non-whitespace-character-count="1220"/>
  </office:meta>
</office:document-meta>
</file>